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5.417cm"/>
    </style:style>
    <style:style style:name="Table1.C" style:family="table-column">
      <style:table-column-properties style:column-width="5.57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officeooo:paragraph-rsid="001d0109"/>
    </style:style>
    <style:style style:name="P4" style:family="paragraph" style:parent-style-name="No_20_Spacing">
      <style:paragraph-properties fo:margin-top="0cm" fo:margin-bottom="0cm" loext:contextual-spacing="false" fo:line-height="100%"/>
    </style:style>
    <style:style style:name="P5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85dbe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6064" officeooo:paragraph-rsid="00236064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f88e" officeooo:paragraph-rsid="0023f88e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6131f" officeooo:paragraph-rsid="0023f88e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275ea" officeooo:paragraph-rsid="002275ea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color="#ff0000"/>
    </style:style>
    <style:style style:name="P15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en" fo:country="US"/>
    </style:style>
    <style:style style:name="P16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18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19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20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language="en" fo:country="US" officeooo:rsid="001d0109" officeooo:paragraph-rsid="001d0109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26131f"/>
    </style:style>
    <style:style style:name="T4" style:family="text">
      <style:text-properties fo:color="#ff0000" fo:language="en" fo:country="US" fo:font-style="italic" style:font-style-asian="italic"/>
    </style:style>
    <style:style style:name="T5" style:family="text">
      <style:text-properties fo:color="#ff0000" fo:language="en" fo:country="US" fo:font-style="italic" officeooo:rsid="002113d0" style:font-style-asian="italic"/>
    </style:style>
    <style:style style:name="T6" style:family="text">
      <style:text-properties officeooo:rsid="0027b229"/>
    </style:style>
    <style:style style:name="T7" style:family="text">
      <style:text-properties officeooo:rsid="00285dbe"/>
    </style:style>
    <style:style style:name="T8" style:family="text">
      <style:text-properties officeooo:rsid="002a1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7">MeteoStation - Documentation</text:p>
      <text:p text:style-name="P18"/>
      <text:p text:style-name="P20">RX MODULE</text:p>
      <text:p text:style-name="P18">Mikrokontroler:</text:p>
      <text:p text:style-name="P2">EFM32WG980F256-QFP100</text:p>
      <text:p text:style-name="P2"/>
      <text:p text:style-name="P18">Datasheet:</text:p>
      <text:p text:style-name="Standard">uC: <text:a xlink:type="simple" xlink:href="https://www.silabs.com/Support%20Documents/TechnicalDocs/EFM32WG980.pdf" text:style-name="Internet_20_link" text:visited-style-name="Visited_20_Internet_20_Link">https://www.silabs.com/Support%20Documents/TechnicalDocs/EFM32WG980.pdf</text:a></text:p>
      <text:p text:style-name="Standard"><text:span text:style-name="T1">devBoard: </text:span><text:a xlink:type="simple" xlink:href="http://www.silabs.com/products/mcu/lowpower/Pages/efm32wg-stk3800.aspx" text:style-name="Internet_20_link" text:visited-style-name="Visited_20_Internet_20_Link"><text:span text:style-name="T1">http://www.silabs.com/products/mcu/lowpower/Pages/efm32wg-stk3800.aspx</text:span></text:a></text:p>
      <text:p text:style-name="P22">Nice Pinout of the devboard : )</text:p>
      <text:p text:style-name="P3"><text:a xlink:type="simple" xlink:href="https://developer.mbed.org/platforms/EFM32-Wonder-Gecko/" text:style-name="Internet_20_link" text:visited-style-name="Visited_20_Internet_20_Link"><text:span text:style-name="T2">https://developer.mbed.org/platforms/EFM32-Wonder-Gecko/</text:span></text:a></text:p>
      <text:p text:style-name="P21">Pinout and package : <text:s/>Dtasheet - <text:s/>page: 58</text:p>
      <text:p text:style-name="P21"/>
      <text:p text:style-name="P21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Device</text:p>
          </table:table-cell>
          <table:table-cell table:style-name="Table1.A1" office:value-type="string">
            <text:p text:style-name="P23">Device pins </text:p>
          </table:table-cell>
          <table:table-cell table:style-name="Table1.A1" office:value-type="string">
            <text:p text:style-name="P23">uC pins (PORT | PIN)</text:p>
          </table:table-cell>
        </table:table-row>
        <table:table-row table:style-name="Table1.1">
          <table:table-cell table:style-name="Table1.A1" office:value-type="string">
            <text:p text:style-name="P5">LCD SPFD5408</text:p>
          </table:table-cell>
          <table:table-cell table:style-name="Table1.A1" office:value-type="string">
            <text:p text:style-name="P5">CS</text:p>
            <text:p text:style-name="P5">RS</text:p>
            <text:p text:style-name="P5">WR</text:p>
            <text:p text:style-name="P5">RD</text:p>
            <text:p text:style-name="P5">DATA LINES:</text:p>
            <text:p text:style-name="P5">D15</text:p>
            <text:p text:style-name="P5">D14</text:p>
            <text:p text:style-name="P5">D13</text:p>
            <text:p text:style-name="P5">D12</text:p>
            <text:p text:style-name="P5">D11</text:p>
            <text:p text:style-name="P5">D10</text:p>
            <text:p text:style-name="P5">D9</text:p>
            <text:p text:style-name="P5">D8</text:p>
            <text:p text:style-name="P5">D7</text:p>
            <text:p text:style-name="P5">D6</text:p>
            <text:p text:style-name="P5">D5</text:p>
            <text:p text:style-name="P5">D4</text:p>
            <text:p text:style-name="P5">D3</text:p>
            <text:p text:style-name="P5">D2</text:p>
            <text:p text:style-name="P5">D1</text:p>
            <text:p text:style-name="P5"><text:soft-page-break/>D0</text:p>
            <text:p text:style-name="P5"/>
            <text:p text:style-name="P5"/>
            <text:p text:style-name="P5">REST</text:p>
            <text:p text:style-name="P5">LED_A</text:p>
          </table:table-cell>
          <table:table-cell table:style-name="Table1.A1" office:value-type="string">
            <text:p text:style-name="P5">B9</text:p>
            <text:p text:style-name="P5">B10</text:p>
            <text:p text:style-name="P5">B11</text:p>
            <text:p text:style-name="P15">B12</text:p>
            <text:p text:style-name="P5"/>
            <text:p text:style-name="P5">D7</text:p>
            <text:p text:style-name="P5">D6</text:p>
            <text:p text:style-name="P5">D5</text:p>
            <text:p text:style-name="P5">D4</text:p>
            <text:p text:style-name="P5">D14</text:p>
            <text:p text:style-name="P5">D13</text:p>
            <text:p text:style-name="P5">D8</text:p>
            <text:p text:style-name="P4"><text:span text:style-name="T1">D</text:span><text:span text:style-name="T3">15</text:span></text:p>
            <text:p text:style-name="P5">C7</text:p>
            <text:p text:style-name="P5">C6</text:p>
            <text:p text:style-name="P9">A12</text:p>
            <text:p text:style-name="P9">A13</text:p>
            <text:p text:style-name="P10">PF8</text:p>
            <text:p text:style-name="P11">PF9</text:p>
            <text:p text:style-name="P5"><text:soft-page-break/>C1</text:p>
            <text:p text:style-name="P5">C0</text:p>
            <text:p text:style-name="P5"/>
            <text:p text:style-name="P5"/>
            <text:p text:style-name="P5">3.3V</text:p>
            <text:p text:style-name="P5">3.3-&gt;BC547-&gt;&gt;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TOUCH CONTROLLER ADS7843</text:p>
            <text:p text:style-name="P13">USART<text:span text:style-name="T8">1</text:span> #1</text:p>
          </table:table-cell>
          <table:table-cell table:style-name="Table1.A1" office:value-type="string">
            <text:p text:style-name="P5">INT_IRQ </text:p>
            <text:p text:style-name="P5">CS</text:p>
            <text:p text:style-name="P5"><text:span text:style-name="T6">T_</text:span>CLK</text:p>
            <text:p text:style-name="P5"><text:span text:style-name="T7">T_DO </text:span></text:p>
            <text:p text:style-name="P5"><text:span text:style-name="T6">T_DIN </text:span></text:p>
            <text:p text:style-name="P14">Można mi dodac ten PIN_BUSY jeszcze (jakaś <text:s/>PIO)</text:p>
          </table:table-cell>
          <table:table-cell table:style-name="Table1.A1" office:value-type="string">
            <text:p text:style-name="P5">A14</text:p>
            <text:p text:style-name="P5">D3</text:p>
            <text:p text:style-name="P5">D2</text:p>
            <text:p text:style-name="P8">D0 <text:span text:style-name="T7">(</text:span>MOSI<text:span text:style-name="T7">)</text:span></text:p>
            <text:p text:style-name="P8">D1 <text:span text:style-name="T6">(</text:span>MISO<text:span text:style-name="T6">)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ESP8266</text:p>
            <text:p text:style-name="P4"><text:span text:style-name="T4">UART</text:span><text:span text:style-name="T5">1</text:span><text:span text:style-name="T4"> </text:span><text:span text:style-name="T5">L</text:span><text:span text:style-name="T4">ocation #</text:span><text:span text:style-name="T5">3</text:span></text:p>
          </table:table-cell>
          <table:table-cell table:style-name="Table1.A1" office:value-type="string">
            <text:p text:style-name="P6">TX</text:p>
            <text:p text:style-name="P6">RX</text:p>
          </table:table-cell>
          <table:table-cell table:style-name="Table1.A1" office:value-type="string">
            <text:p text:style-name="P12">E3</text:p>
            <text:p text:style-name="P12">E2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USB micro</text:p>
          </table:table-cell>
          <table:table-cell table:style-name="Table1.A1" office:value-type="string">
            <text:p text:style-name="P4">To już tam do podrycia tak jak na gecko boardzi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I2C</text:p>
          </table:table-cell>
          <table:table-cell table:style-name="Table1.A1" office:value-type="string">
            <text:p text:style-name="P4">To z datasheeta już kto tam projektuj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SD Card</text:p>
          </table:table-cell>
          <table:table-cell table:style-name="Table1.A1" office:value-type="string">
            <text:p text:style-name="P4">To tez już hardware designer niech dobierze. Komunikacja SPI czyli dobrać kolejny US_x #x z datasheeta, Który wam lepiej</text:p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28</meta:editing-cycles>
    <meta:creation-date>2014-03-27T22:10:00</meta:creation-date>
    <dc:date>2016-08-09T00:40:28.926000000</dc:date>
    <meta:editing-duration>PT22H20M13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85" meta:word-count="159" meta:character-count="946" meta:non-whitespace-character-count="8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